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" svg:font-family="Times" style:font-family-generic="roman"/>
    <style:font-face style:name="Times New Roman" svg:font-family="'Times New Roman'" style:font-family-generic="roman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5.0097in" table:align="center" style:writing-mode="lr-tb"/>
    </style:style>
    <style:style style:name="Table1.A" style:family="table-column">
      <style:table-column-properties style:column-width="1.5111in"/>
    </style:style>
    <style:style style:name="Table1.B" style:family="table-column">
      <style:table-column-properties style:column-width="3.4986in"/>
    </style:style>
    <style:style style:name="P1" style:family="paragraph" style:parent-style-name="Table_20_Contents">
      <style:paragraph-properties fo:text-align="center" style:justify-single-word="false"/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style:font-name="Time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style:font-size-asian="12pt" style:font-size-complex="12pt"/>
    </style:style>
    <style:style style:name="P4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58261" style:font-size-asian="12pt" style:font-size-complex="12pt"/>
    </style:style>
    <style:style style:name="P5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8376b" style:font-size-asian="12pt" style:font-size-complex="12pt"/>
    </style:style>
    <style:style style:name="P6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de8de" style:font-size-asian="12pt" style:font-size-complex="12pt"/>
    </style:style>
    <style:style style:name="P7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0e3b6" style:font-size-asian="12pt" style:font-size-complex="12pt"/>
    </style:style>
    <style:style style:name="P8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af406" style:font-size-asian="12pt" style:font-size-complex="12pt"/>
    </style:style>
    <style:style style:name="P9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31e1ae" officeooo:paragraph-rsid="0033747c" style:font-size-asian="12pt" style:font-size-complex="12pt"/>
    </style:style>
    <style:style style:name="P10" style:family="paragraph" style:parent-style-name="Normal">
      <style:paragraph-properties fo:text-align="justify" style:justify-single-word="false" style:writing-mode="lr-tb"/>
      <style:text-properties style:font-name="Times" fo:font-size="12pt" fo:language="en" fo:country="US" style:text-underline-style="none" fo:font-weight="bold" officeooo:rsid="003a3807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style:font-size-asian="12pt" style:font-size-complex="12pt"/>
    </style:style>
    <style:style style:name="P12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3c057d" style:font-size-asian="12pt" style:font-size-complex="12pt"/>
    </style:style>
    <style:style style:name="P13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0e3b6" style:font-size-asian="12pt" style:font-size-complex="12pt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paragraph-rsid="005af406" style:font-size-asian="12pt" style:font-size-complex="12pt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2ad8e0" officeooo:paragraph-rsid="002ad8e0" style:font-size-asian="12pt" style:font-size-complex="12pt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358261" officeooo:paragraph-rsid="00358261" style:font-size-asian="12pt" style:font-size-complex="12pt"/>
    </style:style>
    <style:style style:name="P17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40c669" officeooo:paragraph-rsid="0040c669" style:font-size-asian="12pt" style:font-size-complex="12pt"/>
    </style:style>
    <style:style style:name="P18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4f9f42" officeooo:paragraph-rsid="004f9f42" style:font-size-asian="12pt" style:font-size-complex="12pt"/>
    </style:style>
    <style:style style:name="P19" style:family="paragraph" style:parent-style-name="Standard">
      <style:paragraph-properties fo:text-align="justify" style:justify-single-word="false" style:writing-mode="lr-tb"/>
      <style:text-properties style:font-name="Times" fo:font-size="12pt" fo:language="en" fo:country="US" style:text-underline-style="none" officeooo:rsid="005abe15" officeooo:paragraph-rsid="005abe15" style:font-size-asian="12pt" style:font-size-complex="12pt"/>
    </style:style>
    <style:style style:name="P20" style:family="paragraph" style:parent-style-name="Standard">
      <style:paragraph-properties fo:text-align="justify" style:justify-single-word="false" style:writing-mode="lr-tb"/>
      <style:text-properties style:font-name="Times" fo:font-size="12pt" style:text-underline-style="none" officeooo:paragraph-rsid="0038376b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5dcad0" officeooo:paragraph-rsid="0060da4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2a7e38" officeooo:paragraph-rsid="0060da4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284f40" officeooo:paragraph-rsid="0060da4f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33747c" officeooo:paragraph-rsid="0060da4f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59b77d" officeooo:paragraph-rsid="0060da4f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paragraph-rsid="0060da4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2c090a" officeooo:paragraph-rsid="0060da4f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454658" officeooo:paragraph-rsid="0060da4f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5abe15" officeooo:paragraph-rsid="0060da4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4f9f42" officeooo:paragraph-rsid="0060da4f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" fo:font-size="12pt" style:text-underline-style="none" officeooo:rsid="001f36d1" officeooo:paragraph-rsid="0060da4f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e5175" style:font-weight-asian="bold" style:font-weight-complex="bold"/>
    </style:style>
    <style:style style:name="T3" style:family="text">
      <style:text-properties fo:font-weight="bold" officeooo:rsid="00358261" style:font-weight-asian="bold" style:font-weight-complex="bold"/>
    </style:style>
    <style:style style:name="T4" style:family="text">
      <style:text-properties fo:font-weight="bold" officeooo:rsid="003de8de" style:font-weight-asian="bold" style:font-weight-complex="bold"/>
    </style:style>
    <style:style style:name="T5" style:family="text">
      <style:text-properties fo:font-weight="bold" officeooo:rsid="0043b548" style:font-weight-asian="bold" style:font-weight-complex="bold"/>
    </style:style>
    <style:style style:name="T6" style:family="text">
      <style:text-properties fo:font-weight="bold" officeooo:rsid="004eaf76" style:font-weight-asian="bold" style:font-weight-complex="bold"/>
    </style:style>
    <style:style style:name="T7" style:family="text">
      <style:text-properties fo:font-weight="bold" officeooo:rsid="005af406" style:font-weight-asian="bold" style:font-weight-complex="bold"/>
    </style:style>
    <style:style style:name="T8" style:family="text">
      <style:text-properties fo:font-weight="bold" officeooo:rsid="005d72c2" style:font-weight-asian="bold" style:font-weight-complex="bold"/>
    </style:style>
    <style:style style:name="T9" style:family="text">
      <style:text-properties officeooo:rsid="001a91de"/>
    </style:style>
    <style:style style:name="T10" style:family="text">
      <style:text-properties officeooo:rsid="002371b7"/>
    </style:style>
    <style:style style:name="T11" style:family="text">
      <style:text-properties officeooo:rsid="0024e144"/>
    </style:style>
    <style:style style:name="T12" style:family="text">
      <style:text-properties officeooo:rsid="00265353"/>
    </style:style>
    <style:style style:name="T13" style:family="text">
      <style:text-properties officeooo:rsid="00284f40"/>
    </style:style>
    <style:style style:name="T14" style:family="text">
      <style:text-properties officeooo:rsid="002a240a"/>
    </style:style>
    <style:style style:name="T15" style:family="text">
      <style:text-properties officeooo:rsid="003004ed"/>
    </style:style>
    <style:style style:name="T16" style:family="text">
      <style:text-properties officeooo:rsid="0031500a"/>
    </style:style>
    <style:style style:name="T17" style:family="text">
      <style:text-properties officeooo:rsid="00358261"/>
    </style:style>
    <style:style style:name="T18" style:family="text">
      <style:text-properties officeooo:rsid="00370194"/>
    </style:style>
    <style:style style:name="T19" style:family="text">
      <style:text-properties officeooo:rsid="003720dc"/>
    </style:style>
    <style:style style:name="T20" style:family="text">
      <style:text-properties officeooo:rsid="00372b2d"/>
    </style:style>
    <style:style style:name="T21" style:family="text">
      <style:text-properties officeooo:rsid="00398d7f"/>
    </style:style>
    <style:style style:name="T22" style:family="text">
      <style:text-properties officeooo:rsid="003b4ef5"/>
    </style:style>
    <style:style style:name="T23" style:family="text">
      <style:text-properties officeooo:rsid="003c057d"/>
    </style:style>
    <style:style style:name="T24" style:family="text">
      <style:text-properties officeooo:rsid="003f1792"/>
    </style:style>
    <style:style style:name="T25" style:family="text">
      <style:text-properties officeooo:rsid="004046a2"/>
    </style:style>
    <style:style style:name="T26" style:family="text">
      <style:text-properties officeooo:rsid="0040c669"/>
    </style:style>
    <style:style style:name="T27" style:family="text">
      <style:text-properties officeooo:rsid="00422f71"/>
    </style:style>
    <style:style style:name="T28" style:family="text">
      <style:text-properties officeooo:rsid="00454658"/>
    </style:style>
    <style:style style:name="T29" style:family="text">
      <style:text-properties officeooo:rsid="00456638"/>
    </style:style>
    <style:style style:name="T30" style:family="text">
      <style:text-properties officeooo:rsid="004633ed"/>
    </style:style>
    <style:style style:name="T31" style:family="text">
      <style:text-properties officeooo:rsid="0046d3a3"/>
    </style:style>
    <style:style style:name="T32" style:family="text">
      <style:text-properties officeooo:rsid="0048880e"/>
    </style:style>
    <style:style style:name="T33" style:family="text">
      <style:text-properties officeooo:rsid="0049ea37"/>
    </style:style>
    <style:style style:name="T34" style:family="text">
      <style:text-properties officeooo:rsid="004bc8ae"/>
    </style:style>
    <style:style style:name="T35" style:family="text">
      <style:text-properties officeooo:rsid="004d94e1"/>
    </style:style>
    <style:style style:name="T36" style:family="text">
      <style:text-properties officeooo:rsid="00525b4f"/>
    </style:style>
    <style:style style:name="T37" style:family="text">
      <style:text-properties officeooo:rsid="005410b4"/>
    </style:style>
    <style:style style:name="T38" style:family="text">
      <style:text-properties officeooo:rsid="00566dc8"/>
    </style:style>
    <style:style style:name="T39" style:family="text">
      <style:text-properties officeooo:rsid="0058bac2"/>
    </style:style>
    <style:style style:name="T40" style:family="text">
      <style:text-properties officeooo:rsid="005af406"/>
    </style:style>
    <style:style style:name="T41" style:family="text">
      <style:text-properties officeooo:rsid="005c0d4a"/>
    </style:style>
    <style:style style:name="T42" style:family="text">
      <style:text-properties officeooo:rsid="005cc7ed"/>
    </style:style>
    <style:style style:name="T43" style:family="text">
      <style:text-properties officeooo:rsid="005dcad0"/>
    </style:style>
    <style:style style:name="T44" style:family="text">
      <style:text-properties officeooo:rsid="005f1343"/>
    </style:style>
    <style:style style:name="T45" style:family="text">
      <style:text-properties officeooo:rsid="0060da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Cost</text:p>
            <text:p text:style-name="P22"><text:span text:style-name="T45">2</text:span></text:p>
            <text:p text:style-name="P23"><text:span text:style-name="T45">5</text:span></text:p>
            <text:p text:style-name="P24"><text:span text:style-name="T45">2</text:span></text:p>
            <text:p text:style-name="P25"><text:span text:style-name="T45">2</text:span></text:p>
            <text:p text:style-name="P26"><text:span text:style-name="T45">3</text:span></text:p>
            <text:p text:style-name="P26"><text:span text:style-name="T45">8</text:span></text:p>
            <text:p text:style-name="P27"><text:span text:style-name="T45">2</text:span></text:p>
            <text:p text:style-name="P26"><text:span text:style-name="T45">2</text:span></text:p>
            <text:p text:style-name="P26"><text:span text:style-name="T45">3</text:span></text:p>
            <text:p text:style-name="P28"><text:span text:style-name="T45">5</text:span></text:p>
            <text:p text:style-name="P26"><text:span text:style-name="T45">3</text:span></text:p>
            <text:p text:style-name="P29"><text:span text:style-name="T45">2</text:span></text:p>
            <text:p text:style-name="P26"><text:span text:style-name="T45">8</text:span></text:p>
            <text:p text:style-name="P30"><text:span text:style-name="T45">2</text:span></text:p>
            <text:p text:style-name="P26"><text:span text:style-name="T45">3</text:span></text:p>
            <text:p text:style-name="P31"><text:span text:style-name="T45">2</text:span></text:p>
            <text:p text:style-name="P21"><text:span text:style-name="T45">4</text:span></text:p>
          </table:table-cell>
          <table:table-cell office:value-type="string">
            <text:p text:style-name="P2">Advantage</text:p>
            <text:p text:style-name="P3">Charming</text:p>
            <text:p text:style-name="P3">Discerning</text:p>
            <text:p text:style-name="P9">Fierce</text:p>
            <text:p text:style-name="P12"><text:span text:style-name="T23">Genealog</text:span><text:span text:style-name="T27">ist</text:span></text:p>
            <text:p text:style-name="P3">Good Reputation</text:p>
            <text:p text:style-name="P3">Great Destiny</text:p>
            <text:p text:style-name="P15">Higher Purpose</text:p>
            <text:p text:style-name="P3">Imperial Favor</text:p>
            <text:p text:style-name="P3">Kind Eye</text:p>
            <text:p text:style-name="P3">Luck<text:span text:style-name="T38">y</text:span></text:p>
            <text:p text:style-name="P11">Quick Healer</text:p>
            <text:p text:style-name="P19">Specialization</text:p>
            <text:p text:style-name="P3">Strength of the Earth</text:p>
            <text:p text:style-name="P18">Tactician</text:p>
            <text:p text:style-name="P3">Virtue</text:p>
            <text:p text:style-name="P11">Wealthy</text:p>
            <text:p text:style-name="P16">Worldly</text:p>
          </table:table-cell>
        </table:table-row>
      </table:table>
      <text:p text:style-name="P11"/>
      <text:p text:style-name="P10"/>
      <text:p text:style-name="P3"><text:span text:style-name="T1">Charming</text:span> (<text:span text:style-name="T45">2</text:span>):</text:p>
      <text:p text:style-name="P3"><text:tab/>You get a free raise <text:span text:style-name="T33">on </text:span>etiquette <text:span text:style-name="T14">and culture </text:span><text:span text:style-name="T34">rolls.</text:span></text:p>
      <text:p text:style-name="P11"/>
      <text:p text:style-name="P3"><text:span text:style-name="T1">Discerning</text:span> (<text:span text:style-name="T45">5</text:span>):</text:p>
      <text:p text:style-name="P3"><text:tab/>You get free raise on interrogation rolls <text:span text:style-name="T44">and 2 free raises on investigation rolls</text:span>.</text:p>
      <text:p text:style-name="P20"/>
      <text:p text:style-name="P5"><text:span text:style-name="T2">Fierce</text:span> (<text:span text:style-name="T45">2</text:span>):</text:p>
      <text:p text:style-name="P5"><text:tab/>You get a free raise on bragging and intimidation rolls.</text:p>
      <text:p text:style-name="P20"/>
      <text:p text:style-name="P6"><text:span text:style-name="T4">Genealog</text:span><text:span text:style-name="T5">ist</text:span> (<text:span text:style-name="T45">2</text:span>):</text:p>
      <text:p text:style-name="P6"><text:tab/>You get <text:span text:style-name="T39">2</text:span><text:span text:style-name="T24"> free raises </text:span><text:span text:style-name="T25">on </text:span><text:span text:style-name="T24">heraldry rolls.</text:span></text:p>
      <text:p text:style-name="P20"/>
      <text:p text:style-name="P3"><text:span text:style-name="T1">Good Reputation</text:span> (<text:span text:style-name="T45">3</text:span>):</text:p>
      <text:p text:style-name="P3"><text:tab/>Your Recognition is considered 1.0 higher for the purposes of being recognized, and your Rank is considered to be <text:span text:style-name="T32">2</text:span>.0 higher when dealing with anyone who knows your reputation.</text:p>
      <text:p text:style-name="P3"/>
      <text:p text:style-name="P3"><text:span text:style-name="T1">Great Destiny</text:span> (<text:span text:style-name="T45">8</text:span>):</text:p>
      <text:p text:style-name="P3"><text:tab/>It takes one additional serious wound to kill you.</text:p>
      <text:p text:style-name="P3"/>
      <text:p text:style-name="P3"><text:span text:style-name="T1">Higher Purpose</text:span> (<text:span text:style-name="T45">2</text:span>):</text:p>
      <text:p text:style-name="P3"><text:tab/>You <text:span text:style-name="T22">are </text:span>devoted to some noble cause, <text:span text:style-name="T22">and you get a free raise on any roll made to advocate a position which furthers this cause.</text:span></text:p>
      <text:p text:style-name="P3"/>
      <text:p text:style-name="P3"><text:span text:style-name="T1">Imperial Favor</text:span> (<text:span text:style-name="T45">2</text:span>):</text:p>
      <text:p text:style-name="P11"><text:tab/><text:span text:style-name="T18">Y</text:span><text:span text:style-name="T10">our</text:span> Rank <text:span text:style-name="T29">and Recognition are </text:span>considered to be <text:span text:style-name="T15">3</text:span>.0 higher <text:span text:style-name="T10">when dealing with any</text:span><text:span text:style-name="T19">one from</text:span><text:span text:style-name="T10"> </text:span><text:span text:style-name="T19">an </text:span><text:soft-page-break/><text:span text:style-name="T10">Imperial famil</text:span><text:span text:style-name="T19">y, </text:span><text:span text:style-name="T20">and </text:span><text:span text:style-name="T30">are</text:span><text:span text:style-name="T20"> considered 1.0 higher when dealing with anyone else serving in Imperial post</text:span><text:span text:style-name="T31">s</text:span><text:span text:style-name="T20">.</text:span></text:p>
      <text:p text:style-name="P11"/>
      <text:p text:style-name="P3"><text:span text:style-name="T1">Kind Eye </text:span>(<text:span text:style-name="T45">3</text:span>):</text:p>
      <text:p text:style-name="P3"><text:tab/>You get 4 free raises on tact and <text:span text:style-name="T37">open </text:span>sincerity rolls when talking to <text:span text:style-name="T21">peasant characters such as </text:span>servants <text:span text:style-name="T21">who are often </text:span>treated badly by samurai.</text:p>
      <text:p text:style-name="P3"/>
      <text:p text:style-name="P3"><text:span text:style-name="T1">Luck</text:span><text:span text:style-name="T8">y</text:span> (<text:span text:style-name="T45">5</text:span>):</text:p>
      <text:p text:style-name="P3"><text:tab/>You may re<text:span text:style-name="T36">-</text:span>roll any roll once per adventure.</text:p>
      <text:p text:style-name="P3"/>
      <text:p text:style-name="P11"><text:span text:style-name="T1">Quick Healer</text:span> (<text:span text:style-name="T45">3</text:span>):</text:p>
      <text:p text:style-name="P11"><text:tab/>You heal two serious wounds instead of one the first night after being wounded.</text:p>
      <text:p text:style-name="P14"/>
      <text:p text:style-name="P8"><text:span text:style-name="T7">Specialization</text:span> (<text:span text:style-name="T45">2</text:span>):</text:p>
      <text:p text:style-name="P8"><text:tab/>You get <text:span text:style-name="T40">2 free raises to a chosen subset of a skill, to be discussed with the GM.</text:span><text:span text:style-name="T42"> <text:s/>This may be taken multiple times.</text:span></text:p>
      <text:p text:style-name="P14"/>
      <text:p text:style-name="P3"><text:span text:style-name="T1">Strength of the Earth</text:span> (<text:span text:style-name="T45">8</text:span>):</text:p>
      <text:p text:style-name="P3"><text:tab/>You get a free raise on wound checks.</text:p>
      <text:p text:style-name="P13"/>
      <text:p text:style-name="P7"><text:span text:style-name="T6">Tactician</text:span> (<text:span text:style-name="T45">2</text:span>):</text:p>
      <text:p text:style-name="P7"><text:tab/>You get a free raise <text:span text:style-name="T12">on strategy </text:span><text:span text:style-name="T35">and </text:span><text:span text:style-name="T12">history rolls.</text:span></text:p>
      <text:p text:style-name="P7"/>
      <text:p text:style-name="P3"><text:span text:style-name="T1">Virtue</text:span> (<text:span text:style-name="T45">3</text:span>):</text:p>
      <text:p text:style-name="P3"><text:tab/>You have cultivated a particular virtue, such as courage or loyalty. <text:s/>When someone uses the discern Honor knack on you,<text:span text:style-name="T26"> instead of adding 0.5 * (1k1 – 5) they add the absolute value of that.</text:span></text:p>
      <text:p text:style-name="P3"/>
      <text:p text:style-name="P3"><text:span text:style-name="T1">Wealthy</text:span> (<text:span text:style-name="T45">3</text:span>):</text:p>
      <text:p text:style-name="P3"><text:tab/>Your Rank is considered to be 3.0 higher when calculating your stipend.</text:p>
      <text:p text:style-name="P4"/>
      <text:p text:style-name="P4"><text:span text:style-name="T3">Worldly</text:span> (<text:span text:style-name="T45">4</text:span>): </text:p>
      <text:p text:style-name="P4"><text:tab/><text:span text:style-name="T17">You get a free raise on commerce and underworld rolls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sans1" svg:font-family="Lucidasans"/>
    <style:font-face style:name="Times" svg:font-family="Times" style:font-family-generic="roman"/>
    <style:font-face style:name="Times New Roman" svg:font-family="'Times New Roman'" style:font-family-generic="roman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ormal" style:family="paragraph" style:parent-style-name="Standard" style:next-style-name="Standard">
      <style:paragraph-properties style:line-height-at-least="0.139in" fo:hyphenation-ladder-count="no-limit"/>
      <style:text-properties style:use-window-font-color="true" style:font-name="Times New Roman" fo:font-size="10pt" fo:language="en" fo:country="US" style:font-name-asian="Times New Roman" style:font-name-complex="Times New Roman" style:font-size-complex="10pt" fo:hyphenate="false" fo:hyphenation-remain-char-count="2" fo:hyphenation-push-char-count="2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Eli Courtwright</meta:initial-creator>
    <meta:creation-date>2007-01-22T04:19:24</meta:creation-date>
    <dc:date>2013-07-17T20:18:28</dc:date>
    <dc:language>en-US</dc:language>
    <meta:editing-cycles>191</meta:editing-cycles>
    <meta:editing-duration>PT8H13M9S</meta:editing-duration>
    <meta:document-statistic meta:table-count="1" meta:image-count="0" meta:object-count="0" meta:page-count="2" meta:paragraph-count="70" meta:word-count="372" meta:character-count="2060" meta:non-whitespace-character-count="1738"/>
    <meta:user-defined meta:name="Info 1"/>
    <meta:user-defined meta:name="Info 2"/>
    <meta:user-defined meta:name="Info 3"/>
    <meta:user-defined meta:name="Info 4"/>
  </office:meta>
</office:document-meta>
</file>